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 fo:text-align="center" style:justify-single-word="false"/>
    </style:style>
    <style:style style:name="P4" style:family="paragraph" style:parent-style-name="Standard">
      <style:paragraph-properties fo:margin-top="0in" fo:margin-bottom="0in" fo:line-height="100%" fo:text-align="center" style:justify-single-word="false"/>
      <style:text-properties style:font-name="Cambria" fo:font-size="18pt" style:font-size-asian="18pt" style:font-size-complex="18pt"/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style:font-name="Cambria" fo:font-size="16pt" style:font-size-asian="16pt" style:font-size-complex="16pt"/>
    </style:style>
    <style:style style:name="P6" style:family="paragraph" style:parent-style-name="Standard">
      <style:paragraph-properties fo:margin-top="0in" fo:margin-bottom="0in" fo:line-height="100%"/>
      <style:text-properties style:font-name="Consolas" fo:font-size="10pt" fo:language="ru" fo:country="RU" style:font-size-asian="10pt" style:font-name-complex="Consolas1" style:font-size-complex="10pt"/>
    </style:style>
    <style:style style:name="P7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P8" style:family="paragraph" style:parent-style-name="Standard">
      <style:paragraph-properties fo:margin-left="0in" fo:margin-right="0in" fo:margin-top="0in" fo:margin-bottom="0in" fo:line-height="100%" fo:text-indent="4.6272in" style:auto-text-indent="false"/>
    </style:style>
    <style:style style:name="P9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</style:style>
    <style:style style:name="P10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fo:language="en" fo:country="US"/>
    </style:style>
    <style:style style:name="P11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language="en" fo:country="US"/>
    </style:style>
    <style:style style:name="T1" style:family="text">
      <style:text-properties style:font-name="Cambria" fo:font-size="18pt" style:font-size-asian="18pt" style:font-size-complex="18pt"/>
    </style:style>
    <style:style style:name="T2" style:family="text">
      <style:text-properties style:font-name="Cambria" fo:font-size="24pt" style:font-size-asian="24pt" style:font-size-complex="24pt"/>
    </style:style>
    <style:style style:name="T3" style:family="text">
      <style:text-properties style:font-name="Cambria" fo:font-size="24pt" fo:language="en" fo:country="US" style:font-size-asian="24pt" style:font-size-complex="24pt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style:font-name="Cambria" fo:font-size="16pt" style:font-size-asian="16pt" style:font-size-complex="16pt"/>
    </style:style>
    <style:style style:name="T6" style:family="text">
      <style:text-properties style:font-name="Cambria" fo:font-size="16pt" fo:font-style="italic" style:font-size-asian="16pt" style:font-style-asian="italic" style:font-size-complex="16pt"/>
    </style:style>
    <style:style style:name="T7" style:family="text">
      <style:text-properties style:font-name="Cambria" fo:font-size="16pt" fo:language="en" fo:country="US" style:font-size-asian="16pt" style:font-size-complex="16pt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Consolas" fo:font-size="10pt" fo:language="ru" fo:country="RU" style:font-size-asian="10pt" style:font-name-complex="Consolas1" style:font-size-complex="10pt"/>
    </style:style>
    <style:style style:name="T12" style:family="text">
      <style:text-properties style:font-name="Consolas" fo:font-size="10pt" fo:language="ru" fo:country="RU" style:font-size-asian="10pt" style:font-name-complex="Consolas1" style:font-size-complex="10pt" style:font-weight-complex="bold"/>
    </style:style>
    <style:style style:name="T13" style:family="text">
      <style:text-properties style:font-name="Consolas" fo:font-size="10pt" fo:language="ru" fo:country="RU" fo:font-style="italic" style:font-size-asian="10pt" style:font-style-asian="italic" style:font-name-complex="Consolas1" style:font-size-complex="10pt" style:font-style-complex="italic"/>
    </style:style>
    <style:style style:name="T14" style:family="text">
      <style:text-properties style:font-name="Consolas" fo:font-size="10pt" fo:language="en" fo:country="US" style:font-size-asian="10pt" style:font-name-complex="Consolas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Національний технічний університет України</text:span></text:p>
      <text:p text:style-name="P3"><text:span text:style-name="T1">«Київський політехнічний інститут»</text:span></text:p>
      <text:p text:style-name="P3"><text:span text:style-name="T1">Факультет інформатики і обчислювальної техніки</text:span></text:p>
      <text:p text:style-name="P3"><text:span text:style-name="T1">Кафедра обчислювальної техніки</text:span></text:p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2">Лабораторна робота №</text:span><text:span text:style-name="T3">3</text:span></text:p>
      <text:p text:style-name="P3"><text:span text:style-name="T4">З алгоритмів та методів обчислень</text:span></text:p>
      <text:p text:style-name="P4"/>
      <text:p text:style-name="P4"/>
      <text:p text:style-name="P4"/>
      <text:p text:style-name="P4"/>
      <text:p text:style-name="P4"/>
      <text:p text:style-name="P8"><text:span text:style-name="T6">Виконав:</text:span></text:p>
      <text:p text:style-name="P8"><text:span text:style-name="T5">Студент групи ІО-22</text:span></text:p>
      <text:p text:style-name="P8"><text:span text:style-name="T5">Бас А. В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3"><text:span text:style-name="T5">м. Київ</text:span></text:p>
      <text:p text:style-name="P3"><text:span text:style-name="T5">201</text:span><text:span text:style-name="T7">4</text:span><text:span text:style-name="T5"> р.</text:span></text:p>
      <text:p text:style-name="Standard"/>
      <text:p text:style-name="P9"><text:soft-page-break/><text:span text:style-name="T10">1. Тема завдання: </text:span></text:p>
      <text:p text:style-name="P9">Закріплення, <text:s/>поглиблення <text:s/>і <text:s/>розширення <text:s/>знань <text:s/>студентів <text:s/>при<text:span text:style-name="T8"> </text:span>вирішенні практичних обчислювальних завдань. Оволодіння обчислювальними<text:span text:style-name="T8"> </text:span>методами і практичними методами оцінки похибки обчислень. Придбання умінь<text:span text:style-name="T8"> </text:span>і <text:s/>навичок <text:s/>при <text:s/>програмуванні <text:s/>та <text:s/>налагодженні <text:s/>обчислювальних <text:s/>завдань <text:s/>на<text:span text:style-name="T8"> </text:span>комп'ютері.</text:p>
      <text:p text:style-name="P9"><text:span text:style-name="T10">2. Завдання:</text:span></text:p>
      <text:p text:style-name="P9">1) За <text:s/>вказівкою викладача вибрати метод інтерполяції (многочлени<text:span text:style-name="T8"> </text:span>Лагранжа, Ньютона<text:span text:style-name="T8"> </text:span>або рекурентне співвідношення Ейткена).</text:p>
      <text:p text:style-name="P9">2) Скласти програму, що обчислює значення заданої функції у вузлах інтерполяції на відрізку <text:span text:style-name="T8">[</text:span>a<text:span text:style-name="T8">,</text:span> b<text:span text:style-name="T8">]</text:span>.</text:p>
      <text:p text:style-name="P9">3) Передбачити в програмі оцінку похибки на основі <text:s/>порівняння значень,<text:span text:style-name="T8"> </text:span>отриманих за допомогою інтерполяційних многочленів різного степеня.</text:p>
      <text:p text:style-name="P9">4) Оцінити розмитість оцінки похибки.</text:p>
      <text:p text:style-name="P9">5) Налагодити програму шляхом <text:s/>інтерполяції функції sin(x*ч) (див.<text:span text:style-name="T8"> </text:span>«Чисельний експеримент»).</text:p>
      <text:p text:style-name="P9">6) Результат оцінки похибки представити у вигляді графіка </text:p>
      <text:p text:style-name="P11"/>
      <text:p text:style-name="P9"><text:span text:style-name="T9">3</text:span><text:span text:style-name="T10">. Лістинг програми:</text:span></text:p>
      <text:p text:style-name="P2"><text:span text:style-name="T14"/></text:p>
      <text:p text:style-name="P2"><text:span text:style-name="T14"/></text:p>
      <text:p text:style-name="P2"><text:span text:style-name="T14">public interface Function {</text:span></text:p>
      <text:p text:style-name="P2"><text:span text:style-name="T14"><text:s text:c="4"/>public double value(double x);</text:span></text:p>
      <text:p text:style-name="P2"><text:span text:style-name="T14">}</text:span></text:p>
      <text:p text:style-name="P2"><text:span text:style-name="T14"/></text:p>
      <text:p text:style-name="P2"><text:span text:style-name="T14">public class Interpolation {</text:span></text:p>
      <text:p text:style-name="P2"><text:span text:style-name="T14"/></text:p>
      <text:p text:style-name="P2"><text:span text:style-name="T14"><text:s text:c="4"/>enum InterpolationType {</text:span></text:p>
      <text:p text:style-name="P2"><text:span text:style-name="T14"><text:s text:c="8"/>LINEAR,</text:span></text:p>
      <text:p text:style-name="P2"><text:span text:style-name="T14"><text:s text:c="8"/>SQUARE</text:span></text:p>
      <text:p text:style-name="P2"><text:span text:style-name="T14"><text:s text:c="4"/>}</text:span></text:p>
      <text:p text:style-name="P2"><text:span text:style-name="T14"/></text:p>
      <text:p text:style-name="P2"><text:span text:style-name="T14"><text:s text:c="4"/>private double[] x;</text:span></text:p>
      <text:p text:style-name="P2"><text:span text:style-name="T14"><text:s text:c="4"/>private double[] y;</text:span></text:p>
      <text:p text:style-name="P2"><text:span text:style-name="T14"><text:s text:c="4"/>private Function function;</text:span></text:p>
      <text:p text:style-name="P2"><text:span text:style-name="T14"><text:s text:c="4"/>private double a;</text:span></text:p>
      <text:p text:style-name="P2"><text:span text:style-name="T14"><text:s text:c="4"/>private double b;</text:span></text:p>
      <text:p text:style-name="P2"><text:span text:style-name="T14"><text:s text:c="4"/>private int numOfPoints;</text:span></text:p>
      <text:p text:style-name="P2"><text:span text:style-name="T14"><text:s text:c="4"/>private InterpolationType type;</text:span></text:p>
      <text:p text:style-name="P2"><text:span text:style-name="T14"><text:s text:c="4"/>private double deltaH;</text:span></text:p>
      <text:p text:style-name="P2"><text:span text:style-name="T14"><text:s text:c="4"/>private double[] error;</text:span></text:p>
      <text:p text:style-name="P2"><text:span text:style-name="T14"><text:s text:c="4"/>private double meanError = -47;</text:span></text:p>
      <text:p text:style-name="P2"><text:span text:style-name="T14"/></text:p>
      <text:p text:style-name="P2"><text:span text:style-name="T14"><text:s text:c="4"/>private int n;</text:span></text:p>
      <text:p text:style-name="P2"><text:span text:style-name="T14"/></text:p>
      <text:p text:style-name="P2"><text:span text:style-name="T14"/></text:p>
      <text:p text:style-name="P2"><text:span text:style-name="T14"><text:s text:c="4"/>private int typeToInt(InterpolationType type) {</text:span></text:p>
      <text:p text:style-name="P2"><text:span text:style-name="T14"><text:s text:c="8"/>switch (type) {</text:span></text:p>
      <text:p text:style-name="P2"><text:span text:style-name="T14"><text:s text:c="12"/>case LINEAR:</text:span></text:p>
      <text:p text:style-name="P2"><text:span text:style-name="T14"><text:s text:c="16"/>return 1;</text:span></text:p>
      <text:p text:style-name="P2"><text:span text:style-name="T14"><text:s text:c="12"/>case SQUARE:</text:span></text:p>
      <text:p text:style-name="P2"><text:span text:style-name="T14"><text:s text:c="16"/>return 2;</text:span></text:p>
      <text:p text:style-name="P2"><text:span text:style-name="T14"><text:s text:c="12"/>default:</text:span></text:p>
      <text:p text:style-name="P2"><text:span text:style-name="T14"><text:s text:c="16"/>return 0;</text:span></text:p>
      <text:p text:style-name="P2"><text:span text:style-name="T14"><text:s text:c="8"/>}</text:span></text:p>
      <text:p text:style-name="P2"><text:span text:style-name="T14"><text:s text:c="4"/>}</text:span></text:p>
      <text:p text:style-name="P2"><text:span text:style-name="T14"/></text:p>
      <text:p text:style-name="P2"><text:span text:style-name="T14"><text:s text:c="4"/>public Interpolation(Function f, int numOfPoints, InterpolationType type, double a, double b) {</text:span></text:p>
      <text:p text:style-name="P2"><text:span text:style-name="T14"/></text:p>
      <text:p text:style-name="P2"><text:span text:style-name="T14"><text:s text:c="8"/>this.a = a;</text:span></text:p>
      <text:p text:style-name="P2"><text:span text:style-name="T14"><text:s text:c="8"/>this.b = b;</text:span></text:p>
      <text:p text:style-name="P2"><text:span text:style-name="T14"><text:s text:c="8"/>this.numOfPoints = numOfPoints;</text:span></text:p>
      <text:p text:style-name="P2"><text:span text:style-name="T14"/></text:p>
      <text:p text:style-name="P2"><text:span text:style-name="T14"><text:s text:c="8"/>this.type = type;</text:span></text:p>
      <text:p text:style-name="P2"><text:span text:style-name="T14"/></text:p>
      <text:p text:style-name="P2"><text:soft-page-break/><text:span text:style-name="T14"><text:s text:c="8"/>n = typeToInt(type);</text:span></text:p>
      <text:p text:style-name="P2"><text:span text:style-name="T14"/></text:p>
      <text:p text:style-name="P2"><text:span text:style-name="T14"><text:s text:c="8"/>deltaH = (b - a) / (numOfPoints - 1);</text:span></text:p>
      <text:p text:style-name="P2"><text:span text:style-name="T14"/></text:p>
      <text:p text:style-name="P2"><text:span text:style-name="T14"><text:s text:c="8"/>x = new double[numOfPoints];</text:span></text:p>
      <text:p text:style-name="P2"><text:span text:style-name="T14"><text:s text:c="8"/>y = new double[numOfPoints];</text:span></text:p>
      <text:p text:style-name="P2"><text:span text:style-name="T14"/></text:p>
      <text:p text:style-name="P2"><text:span text:style-name="T14"><text:s text:c="8"/>function = f;</text:span></text:p>
      <text:p text:style-name="P2"><text:span text:style-name="T14"><text:s text:c="8"/>x[0] = a;</text:span></text:p>
      <text:p text:style-name="P2"><text:span text:style-name="T14"><text:s text:c="8"/>y[0] = function.value(x[0]);</text:span></text:p>
      <text:p text:style-name="P2"><text:span text:style-name="T14"><text:s text:c="8"/>for (int i = 1; i &lt; x.length; i++) {</text:span></text:p>
      <text:p text:style-name="P2"><text:span text:style-name="T14"><text:s text:c="12"/>x[i] = x[i - 1] + deltaH;</text:span></text:p>
      <text:p text:style-name="P2"><text:span text:style-name="T14"><text:s text:c="12"/>y[i] = function.value(x[i]);</text:span></text:p>
      <text:p text:style-name="P2"><text:span text:style-name="T14"><text:s text:c="8"/>}</text:span></text:p>
      <text:p text:style-name="P2"><text:span text:style-name="T14"><text:s text:c="4"/>}</text:span></text:p>
      <text:p text:style-name="P2"><text:span text:style-name="T14"/></text:p>
      <text:p text:style-name="P2"><text:span text:style-name="T14"><text:s text:c="4"/>public double interpolate(double value) {</text:span></text:p>
      <text:p text:style-name="P2"><text:span text:style-name="T14"><text:s text:c="8"/>double result = 0;</text:span></text:p>
      <text:p text:style-name="P2"><text:span text:style-name="T14"><text:s text:c="8"/>double mul;</text:span></text:p>
      <text:p text:style-name="P2"><text:span text:style-name="T14"><text:s text:c="8"/>for (int k = 0; k &lt; numOfPoints - 1; k++) {</text:span></text:p>
      <text:p text:style-name="P2"><text:span text:style-name="T14"><text:s text:c="12"/>// point not in this interval</text:span></text:p>
      <text:p text:style-name="P2"><text:span text:style-name="T14"><text:s text:c="12"/>if (!(value &gt;= x[k] &amp;&amp; value &lt; x[k + 1])) {</text:span></text:p>
      <text:p text:style-name="P2"><text:span text:style-name="T14"><text:s text:c="16"/>continue;</text:span></text:p>
      <text:p text:style-name="P2"><text:span text:style-name="T14"><text:s text:c="12"/>}</text:span></text:p>
      <text:p text:style-name="P2"><text:span text:style-name="T14"/></text:p>
      <text:p text:style-name="P2"><text:span text:style-name="T14"><text:s text:c="12"/>if (k &lt;= numOfPoints / 2) {</text:span></text:p>
      <text:p text:style-name="P2"><text:span text:style-name="T14"><text:s text:c="16"/>for (int j = k; j &lt;= k + n; j++) {</text:span></text:p>
      <text:p text:style-name="P2"><text:span text:style-name="T14"><text:s text:c="20"/>mul = y[j];</text:span></text:p>
      <text:p text:style-name="P2"><text:span text:style-name="T14"><text:s text:c="20"/>for (int i = k; i &lt;= k + n; i++) {</text:span></text:p>
      <text:p text:style-name="P2"><text:span text:style-name="T14"><text:s text:c="24"/>if (i != j) {</text:span></text:p>
      <text:p text:style-name="P2"><text:span text:style-name="T14"><text:s text:c="28"/>mul = mul * (value - x[i]) / (x[j] - x[i]);</text:span></text:p>
      <text:p text:style-name="P2"><text:span text:style-name="T14"><text:s text:c="24"/>}</text:span></text:p>
      <text:p text:style-name="P2"><text:span text:style-name="T14"><text:s text:c="20"/>}</text:span></text:p>
      <text:p text:style-name="P2"><text:span text:style-name="T14"><text:s text:c="20"/>result = result + mul;</text:span></text:p>
      <text:p text:style-name="P2"><text:span text:style-name="T14"><text:s text:c="16"/>}</text:span></text:p>
      <text:p text:style-name="P2"><text:span text:style-name="T14"><text:s text:c="12"/>} else {</text:span></text:p>
      <text:p text:style-name="P2"><text:span text:style-name="T14"><text:s text:c="16"/>for (int j = k + 1; j &gt;= k - n + 1; j--) {</text:span></text:p>
      <text:p text:style-name="P2"><text:span text:style-name="T14"><text:s text:c="20"/>mul = y[j];</text:span></text:p>
      <text:p text:style-name="P2"><text:span text:style-name="T14"><text:s text:c="20"/>for (int i = k + 1; i &gt;= k - n + 1; i--) {</text:span></text:p>
      <text:p text:style-name="P2"><text:span text:style-name="T14"><text:s text:c="24"/>if (i != j) {</text:span></text:p>
      <text:p text:style-name="P2"><text:span text:style-name="T14"><text:s text:c="28"/>mul = mul * (value - x[i]) / (x[j] - x[i]);</text:span></text:p>
      <text:p text:style-name="P2"><text:span text:style-name="T14"><text:s text:c="24"/>}</text:span></text:p>
      <text:p text:style-name="P2"><text:span text:style-name="T14"><text:s text:c="20"/>}</text:span></text:p>
      <text:p text:style-name="P2"><text:span text:style-name="T14"><text:s text:c="20"/>result = result + mul;</text:span></text:p>
      <text:p text:style-name="P2"><text:span text:style-name="T14"><text:s text:c="16"/>}</text:span></text:p>
      <text:p text:style-name="P2"><text:span text:style-name="T14"><text:s text:c="12"/>}</text:span></text:p>
      <text:p text:style-name="P2"><text:span text:style-name="T14"><text:s text:c="8"/>}</text:span></text:p>
      <text:p text:style-name="P2"><text:span text:style-name="T14"/></text:p>
      <text:p text:style-name="P2"><text:span text:style-name="T14"><text:s text:c="8"/>return result;</text:span></text:p>
      <text:p text:style-name="P2"><text:span text:style-name="T14"><text:s text:c="4"/>}</text:span></text:p>
      <text:p text:style-name="P2"><text:span text:style-name="T14"/></text:p>
      <text:p text:style-name="P2"><text:span text:style-name="T14"><text:s text:c="4"/>public double[] getError() {</text:span></text:p>
      <text:p text:style-name="P2"><text:span text:style-name="T14"><text:s text:c="8"/>if (error != null) {</text:span></text:p>
      <text:p text:style-name="P2"><text:span text:style-name="T14"><text:s text:c="12"/>return error;</text:span></text:p>
      <text:p text:style-name="P2"><text:span text:style-name="T14"><text:s text:c="8"/>}</text:span></text:p>
      <text:p text:style-name="P2"><text:span text:style-name="T14"/></text:p>
      <text:p text:style-name="P2"><text:span text:style-name="T14"><text:s text:c="8"/>error = new double[numOfPoints];</text:span></text:p>
      <text:p text:style-name="P2"><text:span text:style-name="T14"><text:s text:c="8"/>for (int i = 0; i &lt; error.length; i++) {</text:span></text:p>
      <text:p text:style-name="P2"><text:span text:style-name="T14"><text:s text:c="12"/>double value = deltaH / 2.0 + i * deltaH;</text:span></text:p>
      <text:p text:style-name="P2"><text:span text:style-name="T14"><text:s text:c="12"/>error[i] = Math.abs(interpolate(value)</text:span></text:p>
      <text:p text:style-name="P2"><text:span text:style-name="T14"><text:s text:c="20"/>- function.value(value));</text:span></text:p>
      <text:p text:style-name="P2"><text:span text:style-name="T14"><text:s text:c="8"/>}</text:span></text:p>
      <text:p text:style-name="P2"><text:span text:style-name="T14"/></text:p>
      <text:p text:style-name="P2"><text:span text:style-name="T14"><text:s text:c="8"/>return error;</text:span></text:p>
      <text:p text:style-name="P2"><text:span text:style-name="T14"><text:s text:c="4"/>}</text:span></text:p>
      <text:p text:style-name="P2"><text:span text:style-name="T14"/></text:p>
      <text:p text:style-name="P2"><text:soft-page-break/><text:span text:style-name="T14"><text:s text:c="4"/>public double getMeanError() {</text:span></text:p>
      <text:p text:style-name="P2"><text:span text:style-name="T14"><text:s text:c="8"/>if (meanError &gt; -1.0) {</text:span></text:p>
      <text:p text:style-name="P2"><text:span text:style-name="T14"><text:s text:c="12"/>return meanError;</text:span></text:p>
      <text:p text:style-name="P2"><text:span text:style-name="T14"><text:s text:c="8"/>}</text:span></text:p>
      <text:p text:style-name="P2"><text:span text:style-name="T14"><text:s text:c="8"/>getError();</text:span></text:p>
      <text:p text:style-name="P2"><text:span text:style-name="T14"><text:s text:c="8"/>double result = 0;</text:span></text:p>
      <text:p text:style-name="P2"><text:span text:style-name="T14"><text:s text:c="8"/>for (int i = 0; i &lt; error.length; i++) {</text:span></text:p>
      <text:p text:style-name="P2"><text:span text:style-name="T14"><text:s text:c="12"/>result += error[i];</text:span></text:p>
      <text:p text:style-name="P2"><text:span text:style-name="T14"><text:s text:c="8"/>}</text:span></text:p>
      <text:p text:style-name="P2"><text:span text:style-name="T14"><text:s text:c="8"/>result /= error.length;</text:span></text:p>
      <text:p text:style-name="P2"><text:span text:style-name="T14"><text:s text:c="8"/>return result;</text:span></text:p>
      <text:p text:style-name="P2"><text:span text:style-name="T14"><text:s text:c="4"/>}</text:span></text:p>
      <text:p text:style-name="P2"><text:span text:style-name="T14"/></text:p>
      <text:p text:style-name="P2"><text:span text:style-name="T14"><text:s text:c="4"/>@Override</text:span></text:p>
      <text:p text:style-name="P2"><text:span text:style-name="T14"><text:s text:c="4"/>public String toString() {</text:span></text:p>
      <text:p text:style-name="P2"><text:span text:style-name="T14"><text:s text:c="8"/>StringBuilder builder = new StringBuilder();</text:span></text:p>
      <text:p text:style-name="P2"><text:span text:style-name="T14"><text:s text:c="8"/>for (int i = 0; i &lt; x.length; i++) {</text:span></text:p>
      <text:p text:style-name="P2"><text:span text:style-name="T14"><text:s text:c="12"/>builder.append("(" + x[i] + ", " + y[i] + ") \n");</text:span></text:p>
      <text:p text:style-name="P2"><text:span text:style-name="T14"><text:s text:c="8"/>}</text:span></text:p>
      <text:p text:style-name="P2"><text:span text:style-name="T14"><text:s text:c="8"/>return builder.toString();</text:span></text:p>
      <text:p text:style-name="P2"><text:span text:style-name="T14"><text:s text:c="4"/>}</text:span></text:p>
      <text:p text:style-name="P2"><text:span text:style-name="T14"/></text:p>
      <text:p text:style-name="P2"><text:span text:style-name="T14"><text:s text:c="4"/>public Function getFunction() {</text:span></text:p>
      <text:p text:style-name="P2"><text:span text:style-name="T14"><text:s text:c="8"/>return function;</text:span></text:p>
      <text:p text:style-name="P2"><text:span text:style-name="T14"><text:s text:c="4"/>}</text:span></text:p>
      <text:p text:style-name="P2"><text:span text:style-name="T14"/></text:p>
      <text:p text:style-name="P2"><text:span text:style-name="T14">}</text:span></text:p>
      <text:p text:style-name="P2"><text:span text:style-name="T14"/></text:p>
      <text:p text:style-name="P2"><text:span text:style-name="T14">public class InterpolationFrame extends JFrame {</text:span></text:p>
      <text:p text:style-name="P2"><text:span text:style-name="T14"><text:s text:c="4"/>private JPanel rootPanel;</text:span></text:p>
      <text:p text:style-name="P2"><text:span text:style-name="T14"><text:s text:c="4"/>private JTabbedPane mTabbedPane1;</text:span></text:p>
      <text:p text:style-name="P2"><text:span text:style-name="T14"><text:s text:c="4"/>private JTextField mTextFieldA;</text:span></text:p>
      <text:p text:style-name="P2"><text:span text:style-name="T14"><text:s text:c="4"/>private JTextField mTextFieldB;</text:span></text:p>
      <text:p text:style-name="P2"><text:span text:style-name="T14"><text:s text:c="4"/>private JTextField mTextFieldNum;</text:span></text:p>
      <text:p text:style-name="P2"><text:span text:style-name="T14"><text:s text:c="4"/>private JComboBox mComboBox1;</text:span></text:p>
      <text:p text:style-name="P2"><text:span text:style-name="T14"><text:s text:c="4"/>private JButton mButtonGo;</text:span></text:p>
      <text:p text:style-name="P2"><text:span text:style-name="T14"><text:s text:c="4"/>private JPanel panelGraph;</text:span></text:p>
      <text:p text:style-name="P2"><text:span text:style-name="T14"><text:s text:c="4"/>private JPanel panelError;</text:span></text:p>
      <text:p text:style-name="P2"><text:span text:style-name="T14"><text:s text:c="4"/>private JComboBox mComboBoxFunc;</text:span></text:p>
      <text:p text:style-name="P2"><text:span text:style-name="T14"/></text:p>
      <text:p text:style-name="P2"><text:span text:style-name="T14"><text:s text:c="4"/>public InterpolationFrame() {</text:span></text:p>
      <text:p text:style-name="P2"><text:span text:style-name="T14"><text:s text:c="8"/>super("Інтерполяція");</text:span></text:p>
      <text:p text:style-name="P2"><text:span text:style-name="T14"/></text:p>
      <text:p text:style-name="P2"><text:span text:style-name="T14"><text:s text:c="8"/>setContentPane(rootPanel);</text:span></text:p>
      <text:p text:style-name="P2"><text:span text:style-name="T14"/></text:p>
      <text:p text:style-name="P2"><text:span text:style-name="T14"><text:s text:c="8"/>setPreferredSize(new Dimension(750, 550));</text:span></text:p>
      <text:p text:style-name="P2"><text:span text:style-name="T14"><text:s text:c="8"/>pack();</text:span></text:p>
      <text:p text:style-name="P2"><text:span text:style-name="T14"/></text:p>
      <text:p text:style-name="P2"><text:span text:style-name="T14"><text:s text:c="8"/>setDefaultCloseOperation(WindowConstants.EXIT_ON_CLOSE);</text:span></text:p>
      <text:p text:style-name="P2"><text:span text:style-name="T14"/></text:p>
      <text:p text:style-name="P2"><text:span text:style-name="T14"><text:s text:c="8"/>setVisible(true);</text:span></text:p>
      <text:p text:style-name="P2"><text:span text:style-name="T14"/></text:p>
      <text:p text:style-name="P2"><text:span text:style-name="T14"><text:s text:c="8"/>mButtonGo.addActionListener(new ActionListener() {</text:span></text:p>
      <text:p text:style-name="P2"><text:span text:style-name="T14"><text:s text:c="12"/>@Override</text:span></text:p>
      <text:p text:style-name="P2"><text:span text:style-name="T14"><text:s text:c="12"/>public void actionPerformed(ActionEvent e) {</text:span></text:p>
      <text:p text:style-name="P2"><text:span text:style-name="T14"><text:s text:c="16"/>perform();</text:span></text:p>
      <text:p text:style-name="P2"><text:span text:style-name="T14"><text:s text:c="12"/>}</text:span></text:p>
      <text:p text:style-name="P2"><text:span text:style-name="T14"><text:s text:c="8"/>});</text:span></text:p>
      <text:p text:style-name="P2"><text:span text:style-name="T14"><text:s text:c="4"/>}</text:span></text:p>
      <text:p text:style-name="P2"><text:span text:style-name="T14"/></text:p>
      <text:p text:style-name="P2"><text:span text:style-name="T14"><text:s text:c="4"/>private void perform() {</text:span></text:p>
      <text:p text:style-name="P2"><text:span text:style-name="T14"/></text:p>
      <text:p text:style-name="P2"><text:span text:style-name="T14"><text:s text:c="8"/>int numOfPoints = Integer.parseInt(mTextFieldNum.getText());</text:span></text:p>
      <text:p text:style-name="P2"><text:span text:style-name="T14"/></text:p>
      <text:p text:style-name="P2"><text:span text:style-name="T14"><text:s text:c="8"/>Interpolation.InterpolationType type = null;</text:span></text:p>
      <text:p text:style-name="P2"><text:span text:style-name="T14"><text:s text:c="8"/>if (mComboBox1.getSelectedIndex() == 0) {</text:span></text:p>
      <text:p text:style-name="P2"><text:soft-page-break/><text:span text:style-name="T14"><text:s text:c="12"/>type = Interpolation.InterpolationType.LINEAR;</text:span></text:p>
      <text:p text:style-name="P2"><text:span text:style-name="T14"><text:s text:c="8"/>} else {</text:span></text:p>
      <text:p text:style-name="P2"><text:span text:style-name="T14"><text:s text:c="12"/>type = Interpolation.InterpolationType.SQUARE;</text:span></text:p>
      <text:p text:style-name="P2"><text:span text:style-name="T14"><text:s text:c="8"/>}</text:span></text:p>
      <text:p text:style-name="P2"><text:span text:style-name="T14"/></text:p>
      <text:p text:style-name="P2"><text:span text:style-name="T14"><text:s text:c="8"/>int a = Integer.parseInt(mTextFieldA.getText());</text:span></text:p>
      <text:p text:style-name="P2"><text:span text:style-name="T14"><text:s text:c="8"/>int b = Integer.parseInt(mTextFieldB.getText());</text:span></text:p>
      <text:p text:style-name="P2"><text:span text:style-name="T14"/></text:p>
      <text:p text:style-name="P2"><text:span text:style-name="T14"><text:s text:c="8"/>Function function = null;</text:span></text:p>
      <text:p text:style-name="P2"><text:span text:style-name="T14"><text:s text:c="8"/>switch (mComboBoxFunc.getSelectedIndex()) {</text:span></text:p>
      <text:p text:style-name="P2"><text:span text:style-name="T14"><text:s text:c="12"/>case 0:</text:span></text:p>
      <text:p text:style-name="P2"><text:span text:style-name="T14"><text:s text:c="16"/>function = new Function() {</text:span></text:p>
      <text:p text:style-name="P2"><text:span text:style-name="T14"><text:s text:c="20"/>@Override</text:span></text:p>
      <text:p text:style-name="P2"><text:span text:style-name="T14"><text:s text:c="20"/>public double value(double x) {</text:span></text:p>
      <text:p text:style-name="P2"><text:span text:style-name="T14"><text:s text:c="24"/>return Math.sin(x);</text:span></text:p>
      <text:p text:style-name="P2"><text:span text:style-name="T14"><text:s text:c="20"/>}</text:span></text:p>
      <text:p text:style-name="P2"><text:span text:style-name="T14"><text:s text:c="16"/>};</text:span></text:p>
      <text:p text:style-name="P2"><text:span text:style-name="T14"><text:s text:c="16"/>break;</text:span></text:p>
      <text:p text:style-name="P2"><text:span text:style-name="T14"><text:s text:c="12"/>case 1:</text:span></text:p>
      <text:p text:style-name="P2"><text:span text:style-name="T14"><text:s text:c="16"/>function = new Function() {</text:span></text:p>
      <text:p text:style-name="P2"><text:span text:style-name="T14"><text:s text:c="20"/>@Override</text:span></text:p>
      <text:p text:style-name="P2"><text:span text:style-name="T14"><text:s text:c="20"/>public double value(double x) {</text:span></text:p>
      <text:p text:style-name="P2"><text:span text:style-name="T14"><text:s text:c="24"/>return Math.cos(x);</text:span></text:p>
      <text:p text:style-name="P2"><text:span text:style-name="T14"><text:s text:c="20"/>}</text:span></text:p>
      <text:p text:style-name="P2"><text:span text:style-name="T14"><text:s text:c="16"/>};</text:span></text:p>
      <text:p text:style-name="P2"><text:span text:style-name="T14"><text:s text:c="16"/>break;</text:span></text:p>
      <text:p text:style-name="P2"><text:span text:style-name="T14"><text:s text:c="12"/>case 2:</text:span></text:p>
      <text:p text:style-name="P2"><text:span text:style-name="T14"><text:s text:c="16"/>function = new Function() {</text:span></text:p>
      <text:p text:style-name="P2"><text:span text:style-name="T14"><text:s text:c="20"/>@Override</text:span></text:p>
      <text:p text:style-name="P2"><text:span text:style-name="T14"><text:s text:c="20"/>public double value(double x) {</text:span></text:p>
      <text:p text:style-name="P2"><text:span text:style-name="T14"><text:s text:c="24"/>return Math.sin(x * x);</text:span></text:p>
      <text:p text:style-name="P2"><text:span text:style-name="T14"><text:s text:c="20"/>}</text:span></text:p>
      <text:p text:style-name="P2"><text:span text:style-name="T14"><text:s text:c="16"/>};</text:span></text:p>
      <text:p text:style-name="P2"><text:span text:style-name="T14"><text:s text:c="16"/>break;</text:span></text:p>
      <text:p text:style-name="P2"><text:span text:style-name="T14"><text:s text:c="12"/>case 3:</text:span></text:p>
      <text:p text:style-name="P2"><text:span text:style-name="T14"><text:s text:c="16"/>function = new Function() {</text:span></text:p>
      <text:p text:style-name="P2"><text:span text:style-name="T14"><text:s text:c="20"/>@Override</text:span></text:p>
      <text:p text:style-name="P2"><text:span text:style-name="T14"><text:s text:c="20"/>public double value(double x) {</text:span></text:p>
      <text:p text:style-name="P2"><text:span text:style-name="T14"><text:s text:c="24"/>return Math.cos(x * x);</text:span></text:p>
      <text:p text:style-name="P2"><text:span text:style-name="T14"><text:s text:c="20"/>}</text:span></text:p>
      <text:p text:style-name="P2"><text:span text:style-name="T14"><text:s text:c="16"/>};</text:span></text:p>
      <text:p text:style-name="P2"><text:span text:style-name="T14"><text:s text:c="16"/>break;</text:span></text:p>
      <text:p text:style-name="P2"><text:span text:style-name="T14"><text:s text:c="8"/>}</text:span></text:p>
      <text:p text:style-name="P2"><text:span text:style-name="T14"/></text:p>
      <text:p text:style-name="P2"><text:span text:style-name="T14"><text:s text:c="8"/>Interpolation interpolation = new Interpolation(function, numOfPoints, type, a, b);</text:span></text:p>
      <text:p text:style-name="P2"><text:span text:style-name="T14"/></text:p>
      <text:p text:style-name="P2"><text:span text:style-name="T14"><text:s text:c="8"/>XYSeries series0 = new XYSeries("Функція");</text:span></text:p>
      <text:p text:style-name="P2"><text:span text:style-name="T14"><text:s text:c="8"/>XYSeries seriesI = new XYSeries("Інтерполяція");</text:span></text:p>
      <text:p text:style-name="P2"><text:span text:style-name="T14"><text:s text:c="8"/>XYSeries seriesDiff = new XYSeries("Похибка");</text:span></text:p>
      <text:p text:style-name="P2"><text:span text:style-name="T14"><text:s text:c="8"/>double tempI;</text:span></text:p>
      <text:p text:style-name="P2"><text:span text:style-name="T14"><text:s text:c="8"/>double tempO;</text:span></text:p>
      <text:p text:style-name="P2"><text:span text:style-name="T14"><text:s text:c="8"/>for (int i = 0; i &lt; 50 * b; i++) {</text:span></text:p>
      <text:p text:style-name="P2"><text:span text:style-name="T14"><text:s text:c="12"/>double value = i / 50.0f;</text:span></text:p>
      <text:p text:style-name="P2"><text:span text:style-name="T14"><text:s text:c="12"/>tempI = interpolation.interpolate(value);</text:span></text:p>
      <text:p text:style-name="P2"><text:span text:style-name="T14"><text:s text:c="12"/>tempO = interpolation.getFunction().value(value);</text:span></text:p>
      <text:p text:style-name="P2"><text:span text:style-name="T14"><text:s text:c="12"/>series0.add(value, tempO);</text:span></text:p>
      <text:p text:style-name="P2"><text:span text:style-name="T14"><text:s text:c="12"/>seriesI.add(value, tempI);</text:span></text:p>
      <text:p text:style-name="P2"><text:span text:style-name="T14"><text:s text:c="12"/>seriesDiff.add(value, Math.abs(tempI - tempO));</text:span></text:p>
      <text:p text:style-name="P2"><text:span text:style-name="T14"><text:s text:c="8"/>}</text:span></text:p>
      <text:p text:style-name="P2"><text:span text:style-name="T14"/></text:p>
      <text:p text:style-name="P2"><text:span text:style-name="T14"><text:s text:c="8"/>XYSeriesCollection dataGraph = new XYSeriesCollection();</text:span></text:p>
      <text:p text:style-name="P2"><text:span text:style-name="T14"><text:s text:c="8"/>XYSeriesCollection dataError = new XYSeriesCollection();</text:span></text:p>
      <text:p text:style-name="P2"><text:span text:style-name="T14"/></text:p>
      <text:p text:style-name="P2"><text:span text:style-name="T14"><text:s text:c="8"/>dataGraph.addSeries(series0);</text:span></text:p>
      <text:p text:style-name="P2"><text:span text:style-name="T14"><text:s text:c="8"/>dataGraph.addSeries(seriesI);</text:span></text:p>
      <text:p text:style-name="P2"><text:span text:style-name="T14"/></text:p>
      <text:p text:style-name="P2"><text:soft-page-break/><text:span text:style-name="T14"><text:s text:c="8"/>dataError.addSeries(seriesDiff);</text:span></text:p>
      <text:p text:style-name="P2"><text:span text:style-name="T14"/></text:p>
      <text:p text:style-name="P2"><text:span text:style-name="T14"><text:s text:c="8"/>final JFreeChart chartGraph = ChartFactory.createXYLineChart(</text:span></text:p>
      <text:p text:style-name="P2"><text:span text:style-name="T14"><text:s text:c="16"/>"Декартова система", "X", "Y", dataGraph, PlotOrientation.VERTICAL,</text:span></text:p>
      <text:p text:style-name="P2"><text:span text:style-name="T14"><text:s text:c="16"/>true, true, false);</text:span></text:p>
      <text:p text:style-name="P2"><text:span text:style-name="T14"/></text:p>
      <text:p text:style-name="P2"><text:span text:style-name="T14"><text:s text:c="8"/>final JFreeChart chartError = ChartFactory.createXYLineChart(</text:span></text:p>
      <text:p text:style-name="P2"><text:span text:style-name="T14"><text:s text:c="16"/>"Декартова система", "X", "Y", dataError, PlotOrientation.VERTICAL,</text:span></text:p>
      <text:p text:style-name="P2"><text:span text:style-name="T14"><text:s text:c="16"/>true, true, false);</text:span></text:p>
      <text:p text:style-name="P2"><text:span text:style-name="T14"/></text:p>
      <text:p text:style-name="P2"><text:span text:style-name="T14"><text:s text:c="8"/>final ChartPanel chartPanelGraph = new ChartPanel(chartGraph);</text:span></text:p>
      <text:p text:style-name="P2"><text:span text:style-name="T14"><text:s text:c="8"/>final ChartPanel chartPanelError = new ChartPanel(chartError);</text:span></text:p>
      <text:p text:style-name="P2"><text:span text:style-name="T14"/></text:p>
      <text:p text:style-name="P2"><text:span text:style-name="T14"><text:s text:c="8"/>mTabbedPane1.removeAll();</text:span></text:p>
      <text:p text:style-name="P2"><text:span text:style-name="T14"><text:s text:c="8"/>mTabbedPane1.addTab("Графік", chartPanelGraph);</text:span></text:p>
      <text:p text:style-name="P2"><text:span text:style-name="T14"><text:s text:c="8"/>mTabbedPane1.addTab("Похибка", chartPanelError);</text:span></text:p>
      <text:p text:style-name="P2"><text:span text:style-name="T14"/></text:p>
      <text:p text:style-name="P2"><text:span text:style-name="T14"><text:s text:c="8"/>System.out.println("\nПохибка на кожному проміжку: ");</text:span></text:p>
      <text:p text:style-name="P2"><text:span text:style-name="T14"><text:s text:c="8"/>double[] error = interpolation.getError();</text:span></text:p>
      <text:p text:style-name="P2"><text:span text:style-name="T14"><text:s text:c="8"/>for (int i = 0; i &lt; error.length; i++) {</text:span></text:p>
      <text:p text:style-name="P2"><text:span text:style-name="T14"><text:s text:c="12"/>System.out.format("%2.8f\n", error[i]);</text:span></text:p>
      <text:p text:style-name="P2"><text:span text:style-name="T14"><text:s text:c="8"/>}</text:span></text:p>
      <text:p text:style-name="P2"><text:span text:style-name="T14"/></text:p>
      <text:p text:style-name="P2"><text:span text:style-name="T14"><text:s text:c="8"/>System.out.println("\nСередня похибка: ");</text:span></text:p>
      <text:p text:style-name="P2"><text:span text:style-name="T14"><text:s text:c="8"/>System.out.format("%.8f%n", interpolation.getMeanError());</text:span></text:p>
      <text:p text:style-name="P2"><text:span text:style-name="T14"><text:s text:c="4"/>}</text:span></text:p>
      <text:p text:style-name="P2"><text:span text:style-name="T14"/></text:p>
      <text:p text:style-name="P2"><text:span text:style-name="T1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uk" fo:country="UA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Calibri" style:font-name-asian="Calibri1" style:font-name-complex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Calibri1" style:font-size-asian="8pt" style:font-name-complex="Tahoma1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Юрий</meta:initial-creator>
    <dc:creator>Andriy </dc:creator>
    <meta:editing-cycles>20</meta:editing-cycles>
    <meta:creation-date>2013-02-13T22:19:00</meta:creation-date>
    <dc:date>2014-04-16T01:38:02</dc:date>
    <meta:editing-duration>PT48S</meta:editing-duration>
    <meta:generator>LibreOffice/3.5$Linux_X86_64 LibreOffice_project/350m1$Build-2</meta:generator>
    <meta:document-statistic meta:table-count="0" meta:image-count="0" meta:object-count="0" meta:page-count="6" meta:paragraph-count="244" meta:word-count="914" meta:character-count="8675" meta:non-whitespace-character-count="5672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>
  <semantics>
    <mtable>
      <mtr>
        <mtd>
          <mrow>
            <mi>x</mi>
          </mrow>
        </mtd>
      </mtr>
      <mtr>
        <mtd>
          <mrow>
            <mrow>
              <mi>x</mi>
              <mo stretchy="false">+</mo>
              <mi>sin</mi>
            </mrow>
            <mrow/>
          </mrow>
        </mtd>
      </mtr>
      <mtr>
        <mtd>
          <mrow/>
        </mtd>
      </mtr>
      <mtr>
        <mtd>
          <mrow>
            <mrow>
              <mo stretchy="false">−</mo>
              <mrow/>
            </mrow>
          </mrow>
        </mtd>
      </mtr>
      <mtr>
        <mtd>
          <mrow>
            <msup>
              <mrow>
                <mi>e</mi>
              </mrow>
              <mrow/>
            </msup>
          </mrow>
        </mtd>
      </mtr>
    </mtable>
    <annotation encoding="StarMath 5.0">{e} ^ {-(x+ sin {x)}}</annotation>
  </semantics>
</math>
</file>

<file path=Object 2/content.xml><?xml version="1.0" encoding="utf-8"?>
<math xmlns="http://www.w3.org/1998/Math/MathML">
  <semantics>
    <mrow>
      <msup>
        <mrow>
          <mn>10</mn>
        </mrow>
        <mrow>
          <mrow>
            <mo stretchy="false">−</mo>
            <mn>9</mn>
          </mrow>
        </mrow>
      </msup>
    </mrow>
    <annotation encoding="StarMath 5.0">{10} ^ {-9}</annotation>
  </semantics>
</math>
</file>